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08fb55" officeooo:paragraph-rsid="0008fb55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2pt" fo:font-weight="normal" officeooo:rsid="0008fb55" officeooo:paragraph-rsid="0008fb55" style:font-size-asian="10.5pt" style:font-weight-asian="normal" style:font-size-complex="12pt" style:font-weight-complex="normal"/>
    </style:style>
    <style:style style:name="P3" style:family="paragraph" style:parent-style-name="Standard" style:list-style-name="L3">
      <style:text-properties officeooo:paragraph-rsid="0008fb55"/>
    </style:style>
    <style:style style:name="P4" style:family="paragraph" style:parent-style-name="Standard" style:list-style-name="L3">
      <style:text-properties officeooo:rsid="0008fb55" officeooo:paragraph-rsid="0008fb55"/>
    </style:style>
    <style:style style:name="P5" style:family="paragraph" style:parent-style-name="Standard" style:list-style-name="L4">
      <style:text-properties officeooo:rsid="0009940a" officeooo:paragraph-rsid="0009940a"/>
    </style:style>
    <style:style style:name="P6" style:family="paragraph" style:parent-style-name="Standard" style:list-style-name="L4">
      <style:text-properties officeooo:rsid="0009c6dd" officeooo:paragraph-rsid="0009c6dd"/>
    </style:style>
    <style:style style:name="P7" style:family="paragraph" style:parent-style-name="Standard">
      <style:text-properties officeooo:rsid="0009c6dd" officeooo:paragraph-rsid="0009c6dd"/>
    </style:style>
    <style:style style:name="P8" style:family="paragraph" style:parent-style-name="Standard">
      <style:paragraph-properties fo:margin-left="0.741cm" fo:margin-right="0cm" fo:text-indent="-0.635cm" style:auto-text-indent="false"/>
      <style:text-properties officeooo:rsid="0008fb55" officeooo:paragraph-rsid="0008fb55"/>
    </style:style>
    <style:style style:name="P9" style:family="paragraph" style:parent-style-name="Standard">
      <style:paragraph-properties fo:margin-left="0.741cm" fo:margin-right="0cm" fo:text-indent="-0.635cm" style:auto-text-indent="false"/>
      <style:text-properties officeooo:rsid="0008fb55" officeooo:paragraph-rsid="0009940a"/>
    </style:style>
    <style:style style:name="P10" style:family="paragraph" style:parent-style-name="Standard">
      <style:paragraph-properties fo:margin-left="0.741cm" fo:margin-right="0cm" fo:text-indent="-0.635cm" style:auto-text-indent="false"/>
      <style:text-properties officeooo:rsid="0009940a" officeooo:paragraph-rsid="0009940a"/>
    </style:style>
    <style:style style:name="T1" style:family="text">
      <style:text-properties fo:font-size="12pt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fo:font-weight="normal" officeooo:rsid="0008fb55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08fd3c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09940a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09c6dd" style:font-size-asian="10.5pt" style:font-weight-asian="normal" style:font-size-complex="12pt" style:font-weight-complex="normal"/>
    </style:style>
    <style:style style:name="T6" style:family="text">
      <style:text-properties fo:font-size="16pt" fo:font-weight="bold" style:font-size-asian="14pt" style:font-weight-asian="bold" style:font-size-complex="16pt" style:font-weight-complex="bold"/>
    </style:style>
    <style:style style:name="T7" style:family="text">
      <style:text-properties fo:font-size="16pt" fo:font-weight="bold" officeooo:rsid="0009940a" style:font-size-asian="16pt" style:font-weight-asian="bold" style:font-size-complex="16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0c59f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8">Dokument:</text:span> Wizja Projektu ver. 0.1</text:p>
      <text:p text:style-name="P7"><text:span text:style-name="T8">Pełny tytuł:</text:span> Wizja projektu aplikacji webowej do szybkiego wykonywania predykcji statystycznych z użyciem technik Machine Learningu</text:p>
      <text:p text:style-name="P7"><text:span text:style-name="T8">Autorzy projektu: </text:span>Mateusz Macias, <text:span text:style-name="T9">Michał Preibisch, Michał Figlus</text:span></text:p>
      <text:p text:style-name="P7"><text:span text:style-name="T8">Autorzy dokumentu:</text:span> Mateusz Macias</text:p>
      <text:p text:style-name="Standard"/>
      <text:p text:style-name="P1">OGÓLNY OPIS PROJEKTU</text:p>
      <text:p text:style-name="P2"/>
      <text:p text:style-name="P2">Celem projektu jest stworzenie webowej aplikacji umożliwiającej dokonywanie predykcji statystycznej - wykonywanej z użyciem między innymi technik Machine Learningowych – osobom które nie są zaznajomione z zagadnieniami tych dziedzin. Aplikacja ma umożliwiać użytkownikowi:</text:p>
      <text:list xml:id="list3954761537997610698" text:style-name="L3">
        <text:list-item>
          <text:p text:style-name="P3"><text:span text:style-name="T2">upload danych statystycznych na podstawie których ma być wykonywana predykcja. Takie dane mogą przyjąć np. format tabeli excel.</text:span></text:p>
        </text:list-item>
        <text:list-item>
          <text:p text:style-name="P4"><text:span text:style-name="T1">Wskazanie kolumny której wartość będziemy chcieli przewidywać (zmienna celu), na podstawie wartości z pozostałych kolumn (argumenty).</text:span></text:p>
        </text:list-item>
        <text:list-item>
          <text:p text:style-name="P4"><text:span text:style-name="T1">Możliwość podania wartości argumentów dla których chcemy przewidzieć wartość funkcji celu.</text:span></text:p>
        </text:list-item>
      </text:list>
      <text:p text:style-name="P8"><text:span text:style-name="T1"><text:tab/>Poza tym, aplikacja powinna posiadać system rejestracji i logowania użytkowników pozwalający między innymi na zapisanie raz wczytanego modelu (raz wysłanego pliku z danymi), a także zagwarantuje że nikt inny nie będzie miał do wysłanych danych dostępu.</text:span></text:p>
      <text:p text:style-name="P8"/>
      <text:p text:style-name="P8"><text:span text:style-name="T6">PRZYKŁAD ZASTOSOWANIA</text:span><text:span text:style-name="T1"> </text:span></text:p>
      <text:p text:style-name="P8"><text:span text:style-name="T1"/></text:p>
      <text:p text:style-name="P9"><text:span text:style-name="T1"><text:tab/>Pracownik banku </text:span><text:span text:style-name="T3">ma za zadanie przewidzieć czy klient spłaci zaciągnięty kredyt. Posiada dane na temat dawnych klientów banku zawierające podstawowe dane takie jak wysokość pensji, historia kredytowa czy wiek, a także informacje o tym czy dany klient spłacił kredyt czy też nie </text:span><text:span text:style-name="T4">(np. w kolumnie czy_spłacił)</text:span><text:span text:style-name="T3">. Jeśli takie dane są dostatecznie ustrukturyzowane można </text:span><text:span text:style-name="T4">spróbować</text:span><text:span text:style-name="T3"> zastosować do nich generyczne Machine Learningowe metody predykcji. </text:span><text:span text:style-name="T4">To jednak wymaga znajomości podstaw dziedziny, jak i również umiejętności programowania. Przy pomocy naszego nażędzia może jednak zalogować się do naszej aplikacji webowej, zuploadować dane w postaci arkusza kalkulacyjnego i wskazać że chce przewidywać wartość kolumny czy_spłacił. Od tej pory może – za pośrednictwem naszej aplikacji – przewidywać czy według naszego modelu, dany klient (określony zestawem wskazanych wcześniej atrybutów) spłaci kredyt czy też nie. Oczywiście w prawdziwym banku należałoby stworzyć pełnoprawny dedykowany system, gwarantujący lepszy procent poprawnych odpowiedzi, jednak jest to inwestycja pieniędzy i czasu. Nasza aplikacja pozwala stworzyć prototyp w 10-15 minut.</text:span></text:p>
      <text:p text:style-name="P9"><text:span text:style-name="T4"/></text:p>
      <text:p text:style-name="P9"><text:span text:style-name="T7">SZCZEGÓŁOWY OPIS</text:span><text:span text:style-name="T4"> </text:span></text:p>
      <text:p text:style-name="P9"><text:span text:style-name="T4"/></text:p>
      <text:p text:style-name="P10"><text:span text:style-name="T1"><text:tab/>Aplikacja webowa ma się składać z następujących części:</text:span></text:p>
      <text:list xml:id="list8193613647993518872" text:style-name="L4">
        <text:list-item>
          <text:p text:style-name="P5"><text:span text:style-name="T1">Strony WWW – służącej za graficzny interfejs użytkownika aplikacji.</text:span></text:p>
        </text:list-item>
        <text:list-item>
          <text:p text:style-name="P5"><text:span text:style-name="T1">Zestawu funkcji - służących do dokonywania predykcji dla danych statystycznej. Przy pomocy tych funkcji będzie wyliczana odpowiedź.</text:span></text:p>
        </text:list-item>
        <text:list-item>
          <text:p text:style-name="P5"><text:span text:style-name="T1">Bazy Danych – zawierającej info</text:span><text:span text:style-name="T5">rmacje o kontach użytkownika, zuploadowanych plikach i już wytrenowanych modelach.</text:span></text:p>
        </text:list-item>
        <text:list-item>
          <text:p text:style-name="P6"><text:span text:style-name="T5">S</text:span><text:span text:style-name="T1">erwera – będącego spoiwem całości. Odbierający zapytania i dokonujący wymaganych obliczeń przy pomocy zestawu funkcji statystycznych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l" fo:country="PL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eusz Macias</meta:initial-creator>
    <meta:creation-date>2016-03-01T16:42:43.777827597</meta:creation-date>
    <dc:date>2016-03-01T17:28:43.026501903</dc:date>
    <dc:creator>Mateusz Macias</dc:creator>
    <meta:editing-duration>PT30M46S</meta:editing-duration>
    <meta:editing-cycles>5</meta:editing-cycles>
    <meta:generator>LibreOffice/4.2.0.4$Linux_X86_64 LibreOffice_project/420m0$Build-4</meta:generator>
    <meta:document-statistic meta:table-count="0" meta:image-count="0" meta:object-count="0" meta:page-count="1" meta:paragraph-count="18" meta:word-count="374" meta:character-count="2849" meta:non-whitespace-character-count="2489"/>
  </office:meta>
</office:document-meta>
</file>